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4.922in" fo:margin-right="0in" fo:margin-top="0.0043in" fo:margin-bottom="0in" loext:contextual-spacing="false" fo:text-indent="0in"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Text_20_body">
      <style:text-properties fo:language="en" fo:country="US" officeooo:rsid="008892e1" officeooo:paragraph-rsid="008892e1"/>
    </style:style>
    <style:style style:name="P23" style:family="paragraph" style:parent-style-name="Text_20_body">
      <style:text-properties fo:language="en" fo:country="US" officeooo:rsid="008a3005" officeooo:paragraph-rsid="008a3005"/>
    </style:style>
    <style:style style:name="P24" style:family="paragraph" style:parent-style-name="Heading_20_2">
      <style:text-properties fo:language="en" fo:country="US"/>
    </style:style>
    <style:style style:name="P25" style:family="paragraph" style:parent-style-name="Heading_20_1" style:master-page-name="First_20_Page">
      <style:paragraph-properties style:page-number="auto"/>
      <style:text-properties fo:language="en" fo:country="US"/>
    </style:style>
    <style:style style:name="P26" style:family="paragraph" style:parent-style-name="Text_20_body" style:list-style-name="L1">
      <style:text-properties fo:language="en" fo:country="US" officeooo:rsid="0084b2b2" officeooo:paragraph-rsid="0084b2b2"/>
    </style:style>
    <style:style style:name="P27" style:family="paragraph" style:parent-style-name="Text_20_body" style:list-style-name="L2">
      <style:text-properties fo:language="en" fo:country="US" officeooo:rsid="0084b2b2" officeooo:paragraph-rsid="0084b2b2"/>
    </style:style>
    <style:style style:name="P28" style:family="paragraph" style:parent-style-name="Text_20_body" style:list-style-name="L5">
      <style:text-properties fo:language="en" fo:country="US" officeooo:rsid="0084b2b2" officeooo:paragraph-rsid="0084b2b2"/>
    </style:style>
    <style:style style:name="P29" style:family="paragraph" style:parent-style-name="Text_20_body" style:list-style-name="L2">
      <style:text-properties fo:language="en" fo:country="US" officeooo:rsid="00868a18" officeooo:paragraph-rsid="00868a18"/>
    </style:style>
    <style:style style:name="P30" style:family="paragraph" style:parent-style-name="Text_20_body" style:list-style-name="L3">
      <style:text-properties fo:language="en" fo:country="US" officeooo:rsid="0074cd07" officeooo:paragraph-rsid="0074cd07"/>
    </style:style>
    <style:style style:name="P31" style:family="paragraph" style:parent-style-name="Text_20_body" style:list-style-name="L3">
      <style:text-properties fo:language="en" fo:country="US" officeooo:rsid="008775bc" officeooo:paragraph-rsid="008775bc"/>
    </style:style>
    <style:style style:name="P32" style:family="paragraph" style:parent-style-name="Text_20_body" style:list-style-name="L3">
      <style:text-properties fo:language="en" fo:country="US" officeooo:paragraph-rsid="0074cd07"/>
    </style:style>
    <style:style style:name="P33" style:family="paragraph" style:parent-style-name="Text_20_body" style:list-style-name="L4">
      <style:text-properties fo:language="en" fo:country="US" officeooo:rsid="008892e1" officeooo:paragraph-rsid="008892e1"/>
    </style:style>
    <style:style style:name="P34" style:family="paragraph" style:parent-style-name="Text_20_body" style:list-style-name="L4">
      <style:text-properties fo:language="en" fo:country="US" officeooo:rsid="008a3005" officeooo:paragraph-rsid="008a3005"/>
    </style:style>
    <style:style style:name="P35" style:family="paragraph" style:parent-style-name="Text_20_body" style:list-style-name="L5">
      <style:text-properties fo:language="en" fo:country="US" officeooo:rsid="006cf1da" officeooo:paragraph-rsid="0084b2b2"/>
    </style:style>
    <style:style style:name="P36" style:family="paragraph" style:parent-style-name="Text_20_body" style:list-style-name="L5">
      <style:text-properties fo:language="en" fo:country="US" officeooo:rsid="006cf1da" officeooo:paragraph-rsid="008a3005"/>
    </style:style>
    <style:style style:name="P37" style:family="paragraph" style:parent-style-name="Text_20_body" style:list-style-name="L5">
      <style:text-properties fo:language="en" fo:country="US" officeooo:rsid="006fdc7d" officeooo:paragraph-rsid="0084b2b2"/>
    </style:style>
    <style:style style:name="P38"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39" style:family="paragraph" style:parent-style-name="Text_20_body" style:list-style-name="L7">
      <style:text-properties fo:language="en" fo:country="US" officeooo:rsid="007d69b8" officeooo:paragraph-rsid="007d69b8"/>
    </style:style>
    <style:style style:name="P40" style:family="paragraph" style:parent-style-name="Text_20_body" style:list-style-name="L8">
      <style:text-properties fo:language="en" fo:country="US" officeooo:rsid="008d9484" officeooo:paragraph-rsid="008d9484"/>
    </style:style>
    <style:style style:name="P41" style:family="paragraph" style:parent-style-name="Text_20_body" style:list-style-name="L9">
      <style:text-properties fo:language="en" fo:country="US" officeooo:rsid="008d9484" officeooo:paragraph-rsid="008d9484"/>
    </style:style>
    <style:style style:name="P42" style:family="paragraph" style:parent-style-name="Text_20_body" style:list-style-name="L6">
      <style:text-properties officeooo:rsid="008ca3b6" officeooo:paragraph-rsid="008ca3b6"/>
    </style:style>
    <style:style style:name="P43" style:family="paragraph" style:parent-style-name="Text_20_body" style:list-style-name="L7">
      <style:text-properties officeooo:rsid="008d9484" officeooo:paragraph-rsid="00920b4f"/>
    </style:style>
    <style:style style:name="P44" style:family="paragraph" style:parent-style-name="Text_20_body" style:list-style-name="L8">
      <style:text-properties officeooo:rsid="008d9484" officeooo:paragraph-rsid="008d9484"/>
    </style:style>
    <style:style style:name="P45" style:family="paragraph" style:parent-style-name="Text_20_body" style:list-style-name="L9">
      <style:text-properties officeooo:rsid="008d9484" officeooo:paragraph-rsid="008d9484"/>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officeooo:rsid="008a3005"/>
    </style:style>
    <style:style style:name="T18" style:family="text">
      <style:text-properties officeooo:rsid="008d9484"/>
    </style:style>
    <style:style style:name="T19" style:family="text">
      <style:text-properties officeooo:rsid="008f6aa9"/>
    </style:style>
    <style:style style:name="T20" style:family="text">
      <style:text-properties officeooo:rsid="00920b4f"/>
    </style:style>
    <style:style style:name="T21" style:family="text">
      <style:text-properties officeooo:rsid="00955c7c"/>
    </style:style>
    <style:style style:name="fr1" style:family="graphic" style:parent-style-name="Graphics">
      <style:graphic-properties style:vertical-pos="from-top" style:vertical-rel="paragraph" style:horizontal-pos="from-left" style:horizontal-rel="paragraph" style:mirror="none" fo:clip="rect(2.1256in, 7.7165in, 2.9764in, 1.1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256in, 1.102in, 2.5516in, 1.1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name </text:p>
      <text:p text:style-name="P15">Project manager – Canadian office</text:p>
      <text:p text:style-name="P11">Fellow<text:span text:style-name="T4">(s)</text:span></text:p>
      <text:p text:style-name="P14">Tarek Loubani</text:p>
      <text:p text:style-name="P11">Short description</text:p>
      <text:p text:style-name="P14">To <text:span text:style-name="T19">provide a project manager who will manage the administrative and financial tasks of the team.</text:span></text:p>
      <text:p text:style-name="P11">Objective(s)</text:p>
      <text:list xml:id="list4649109504633074055" text:style-name="L1">
        <text:list-item>
          <text:p text:style-name="P26">To enable the teams in Gaza and Canada to focus on their specialties by coordinating administrative tasks on their behalf</text:p>
        </text:list-item>
        <text:list-item>
          <text:p text:style-name="P26">To increase the efficiency of the team by ensuring barriers are identified and addressed early.</text:p>
        </text:list-item>
        <text:list-item>
          <text:p text:style-name="P26">To ensure the team's deadlines are met</text:p>
        </text:list-item>
        <text:list-item>
          <text:p text:style-name="P26">To ensure regular team meetings.</text:p>
        </text:list-item>
        <text:list-item>
          <text:p text:style-name="P26">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3771157762317562903" text:style-name="L2">
        <text:list-item>
          <text:p text:style-name="P27">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29"><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1">Context</text:p>
      <text:p text:style-name="P19">Carrie Wakem has <text:span text:style-name="T19">been the full-time project manager for the past year with Glia, and has done a remarkable job balancing the team’s administrative and accounting needs.</text:span></text:p>
      <text:p text:style-name="P20">This proposal <text:span text:style-name="T12">will</text:span> <text:span text:style-name="T19">continue funding for </text:span>Carrie <text:span text:style-name="T19">as a full-time project manager for the coming year</text:span>.</text:p>
      <text:p text:style-name="P11">Intended beneficiaries</text:p>
      <text:list xml:id="list6614647327252420152" text:style-name="L3">
        <text:list-item>
          <text:p text:style-name="P30"><text:span text:style-name="T12">Direct: </text:span>Glia team</text:p>
        </text:list-item>
        <text:list-item>
          <text:p text:style-name="P31">Indirect: Patients, medical professionals and allied staff from low- and middle-income countries</text:p>
        </text:list-item>
      </text:list>
      <text:p text:style-name="P11">Strategic partners</text:p>
      <text:list xml:id="list104330543551504" text:continue-numbering="true" text:style-name="L3">
        <text:list-item>
          <text:p text:style-name="P30">Remote office</text:p>
        </text:list-item>
        <text:list-item>
          <text:p text:style-name="P32">Ministry of Health <text:span text:style-name="T8">in developing country</text:span></text:p>
        </text:list-item>
        <text:list-item>
          <text:p text:style-name="P32"><text:span text:style-name="T8">Remote institutional partners (</text:span>Work Without Border<text:span text:style-name="T8">s, UCST)</text:span></text:p>
        </text:list-item>
      </text:list>
      <text:p text:style-name="P11">Boundary <text:span text:style-name="T3">players</text:span></text:p>
      <text:p text:style-name="P22">Boundary players related to the project manager position break down into three main categories:</text:p>
      <text:list xml:id="list6892178679068025968" text:style-name="L4">
        <text:list-item>
          <text:p text:style-name="P33">Financial</text:p>
          <text:list>
            <text:list-item>
              <text:p text:style-name="P33">Banks in which Glia has accounts</text:p>
            </text:list-item>
            <text:list-item>
              <text:p text:style-name="P33">Banks and other financial institutions that have a relationship with Glia</text:p>
            </text:list-item>
            <text:list-item>
              <text:p text:style-name="P34">Canadian tax authorities</text:p>
            </text:list-item>
          </text:list>
        </text:list-item>
        <text:list-item>
          <text:p text:style-name="P33">Academic</text:p>
          <text:list>
            <text:list-item>
              <text:p text:style-name="P34">Western University's Emergency medicine research program</text:p>
            </text:list-item>
            <text:list-item>
              <text:p text:style-name="P34"><text:soft-page-break/>Lawson Health Research Institute (Western University's research administrators</text:p>
            </text:list-item>
          </text:list>
        </text:list-item>
        <text:list-item>
          <text:p text:style-name="P33">Geopolitical</text:p>
          <text:list>
            <text:list-item>
              <text:p text:style-name="P34">Canada – intelligence agencies</text:p>
            </text:list-item>
            <text:list-item>
              <text:p text:style-name="P34">Israel – intelligence agencies</text:p>
            </text:list-item>
          </text:list>
        </text:list-item>
      </text:list>
      <text:p text:style-name="P11">Methodology and activities</text:p>
      <text:p text:style-name="P23">The project manager will work from his / her home with no fixed schedule. The requirement for this position will be “full professional attention”. <text:span text:style-name="T21">Carrie will provide</text:span> higher-level program administrative functions with the general objective of enhancing and improving the already-existing work of the team and lubricating the actions and movements of team members within the projects.</text:p>
      <text:p text:style-name="P21"><text:span text:style-name="T6">The project manager's responsibilities include</text:span>:</text:p>
      <text:list xml:id="list7717362747650758831" text:style-name="L5">
        <text:list-item>
          <text:p text:style-name="P28"><text:span text:style-name="T17">Managing </text:span>the team's financial reports and expenses</text:p>
        </text:list-item>
        <text:list-item>
          <text:p text:style-name="P35">Connect<text:span text:style-name="T17">ing</text:span> with all members of the team as needed (approximately 1/week, min 1/month) to assess progress and needs</text:p>
        </text:list-item>
        <text:list-item>
          <text:p text:style-name="P35">Organiz<text:span text:style-name="T17">ing</text:span> weekly team meetings</text:p>
        </text:list-item>
        <text:list-item>
          <text:p text:style-name="P37">Maintain the project board (e.g., kanban board) and calendar</text:p>
        </text:list-item>
        <text:list-item>
          <text:p text:style-name="P35">Coordinate quarterly project reports</text:p>
        </text:list-item>
        <text:list-item>
          <text:p text:style-name="P36">Co-manage the financial accounting with Tarek</text:p>
        </text:list-item>
        <text:list-item>
          <text:p text:style-name="P38">Ensure that taxes, legal and financial forms are done and submitted on time</text:p>
        </text:list-item>
      </text:list>
      <text:p text:style-name="P13">Outputs and deliverables</text:p>
      <text:list xml:id="list3894410885112923134" text:style-name="L6">
        <text:list-item>
          <text:p text:style-name="P42">Annual tax filings (in collaboration with accountant)</text:p>
        </text:list-item>
        <text:list-item>
          <text:p text:style-name="P42">Annual Science Research and Experimental Development (SRED) filing with Canadian Revenue Agency (CRA) to facilitate tax incentive for salary paid to Tarek Loubani</text:p>
        </text:list-item>
        <text:list-item>
          <text:p text:style-name="P42">Twice-yearly report on activities and successes</text:p>
        </text:list-item>
        <text:list-item>
          <text:p text:style-name="P42">Rapid minutes for each meeting</text:p>
        </text:list-item>
        <text:list-item>
          <text:p text:style-name="P42">Production of kanban-style task board (e.g., with kanboard) of team's tasks</text:p>
        </text:list-item>
      </text:list>
      <text:p text:style-name="P12">Time frame</text:p>
      <text:p text:style-name="P14">One year, renewable. Start date is effective <text:span text:style-name="T9">2018 July 1</text:span>.</text:p>
      <text:p text:style-name="P11">Resources and budget</text:p>
      <text:p text:style-name="P6">Annual salary: $<text:span text:style-name="T11">50,000 CDN</text:span></text:p>
      <text:p text:style-name="P6"><text:span text:style-name="T11">Employee expenses + b</text:span>enefits: $5,000 <text:span text:style-name="T11">CDN</text:span></text:p>
      <text:p text:style-name="P11">Measures of success</text:p>
      <text:p text:style-name="P24">What changes in behaviour do you expect to see?</text:p>
      <text:list xml:id="list1204285388475077844" text:style-name="L7">
        <text:list-item>
          <text:p text:style-name="P39">The group will be able to work more cohesively and efficiently</text:p>
        </text:list-item>
        <text:list-item>
          <text:p text:style-name="P39">The PM will be able to more quickly identify blocking issues and barriers to progress in the overall projects</text:p>
        </text:list-item>
        <text:list-item>
          <text:p text:style-name="P39">Better maintained administrative life</text:p>
        </text:list-item>
        <text:list-item>
          <text:p text:style-name="P43"><text:span text:style-name="T14">T</text:span><text:span text:style-name="T13">hat Glia's financial and tax reporting is up-to-date at all times with minimal effort on the part of the non-administrative arms of the project</text:span></text:p>
        </text:list-item>
      </text:list>
      <text:p text:style-name="P24">What changes in behaviour would you like to see?</text:p>
      <text:list xml:id="list4744009187989864143" text:style-name="L8">
        <text:list-item>
          <text:p text:style-name="P44"><text:span text:style-name="T13">That we are able to complete the </text:span><text:span text:style-name="T16">tourniquet </text:span><text:span text:style-name="T13">project smoothly from now</text:span></text:p>
        </text:list-item>
        <text:list-item>
          <text:p text:style-name="P40"><text:soft-page-break/>That we are able to start, progress through and complete the electrocardiogram project within the next 1<text:span text:style-name="T20">2</text:span> months</text:p>
        </text:list-item>
      </text:list>
      <text:p text:style-name="P24">What changes in behaviour would you love to see?</text:p>
      <text:list xml:id="list1842253747356399605" text:style-name="L9">
        <text:list-item>
          <text:p text:style-name="P41">That Carrie writes and wins a $20,000 grant</text:p>
        </text:list-item>
        <text:list-item>
          <text:p text:style-name="P45"><text:span text:style-name="T15">T</text:span><text:span text:style-name="T13">hat we are able to gain complete financial independence for the project within </text:span><text:span text:style-name="T16">12</text:span><text:span text:style-name="T13"> months</text:span></text:p>
        </text:list-item>
      </text:list>
      <text:p text:style-name="P11">Communication strategy</text:p>
      <text:p text:style-name="P17">Intra-group communication will be done using Mattermost, Kanboard, email, <text:span text:style-name="T18">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in" fo:margin-bottom="0.1181in" loext:contextual-spacing="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in" draw:fill-image-height="0in"/>
      <style:paragraph-properties fo:margin-left="0in" fo:margin-right="0in" fo:margin-top="0.3937in" fo:margin-bottom="0.1181in" loext:contextual-spacing="false" fo:line-height="150%" fo:text-align="justify" style:justify-single-word="false" fo:text-indent="0in" style:auto-text-indent="false" fo:padding="0.0193in" fo:border-left="none" fo:border-right="none" fo:border-top="none" fo:border-bottom="0.99pt solid #999999" style:shadow="none" style:writing-mode="lr-tb">
        <style:tab-stops/>
      </style:paragraph-properties>
      <style:text-properties fo:color="#666666" fo:font-size="14pt" fo:letter-spacing="0.0071in" fo:font-weight="bold"/>
    </style:style>
    <style:style style:name="Heading_20_2" style:display-name="Heading 2" style:family="paragraph" style:parent-style-name="Standard" style:next-style-name="Standard" style:class="text">
      <style:paragraph-properties fo:margin-left="0in" fo:margin-right="0in" fo:margin-top="0.3154in" fo:margin-bottom="0in" loext:contextual-spacing="false" fo:line-height="150%" fo:text-align="justify" style:justify-single-word="false" fo:text-indent="0in" style:auto-text-indent="false" style:writing-mode="lr-tb"/>
      <style:text-properties fo:color="#666666" fo:font-size="12pt" fo:letter-spacing="0.0043in" fo:font-weight="bold"/>
    </style:style>
    <style:style style:name="Heading_20_3" style:display-name="Heading 3" style:family="paragraph" style:parent-style-name="Standard" style:next-style-name="Standard" style:class="text" style:master-page-name="">
      <style:paragraph-properties fo:margin-left="0in" fo:margin-right="0in" fo:margin-top="0.1181in" fo:margin-bottom="0.0398in" loext:contextual-spacing="false" fo:line-height="100%" fo:text-align="justify" style:justify-single-word="false" fo:text-indent="0in" style:auto-text-indent="false" style:page-number="auto" style:writing-mode="lr-tb">
        <style:tab-stops>
          <style:tab-stop style:position="1.9689in"/>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in" fo:margin-right="0in" fo:margin-top="0in" fo:margin-bottom="0.1665in" loext:contextual-spacing="false" fo:line-height="150%" fo:text-align="justify" style:justify-single-word="false" fo:text-indent="0in" style:auto-text-indent="false">
        <style:tab-stops>
          <style:tab-stop style:position="2.7563in"/>
        </style:tab-stops>
      </style:paragraph-properties>
    </style:style>
    <style:style style:name="Heading_20_5" style:display-name="Heading 5" style:family="paragraph" style:parent-style-name="Standard" style:next-style-name="Standard" style:default-outline-level="5" style:class="text">
      <style:paragraph-properties fo:margin-left="0in" fo:margin-right="0in" fo:text-align="justify" style:justify-single-word="false" fo:text-indent="0in" style:auto-text-indent="false">
        <style:tab-stops>
          <style:tab-stop style:position="3.7409in"/>
        </style:tab-stops>
      </style:paragraph-properties>
    </style:style>
    <style:style style:name="Heading_20_6" style:display-name="Heading 6" style:family="paragraph" style:parent-style-name="Standard" style:next-style-name="Standard" style:default-outline-level="6" style:class="text">
      <style:paragraph-properties fo:margin-left="0in" fo:margin-right="0in" fo:text-align="justify" style:justify-single-word="false" fo:text-indent="0in" style:auto-text-indent="false"/>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in" fo:margin-bottom="0in" loext:contextual-spacing="false" style:writing-mode="lr-tb"/>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6.4898in"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3346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in" draw:fill-image-height="0in"/>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138in"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0.5902in"/>
      </text:outline-level-style>
      <text:outline-level-style text:level="2" text:style-name="WW8Num1z0" style:num-format="1" text:display-levels="2">
        <style:list-level-properties text:space-before="0.5902in" text:min-label-width="0.6898in"/>
      </text:outline-level-style>
      <text:outline-level-style text:level="3" style:num-format="1" text:display-levels="3">
        <style:list-level-properties text:space-before="1.2799in" text:min-label-width="0.689in"/>
      </text:outline-level-style>
      <text:outline-level-style text:level="4" style:num-format="1" text:display-levels="4">
        <style:list-level-properties text:space-before="1.9689in" text:min-label-width="0.7874in"/>
      </text:outline-level-style>
      <text:outline-level-style text:level="5" style:num-format="1" text:display-levels="5">
        <style:list-level-properties text:space-before="2.7563in" text:min-label-width="0.9846in"/>
      </text:outline-level-style>
      <text:outline-level-style text:level="6" style:num-format="1" text:display-levels="6">
        <style:list-level-properties text:min-label-width="0.7992in"/>
      </text:outline-level-style>
      <text:outline-level-style text:level="7" style:num-format="1" text:display-levels="7">
        <style:list-level-properties text:min-label-width="0.9016in"/>
      </text:outline-level-style>
      <text:outline-level-style text:level="8" style:num-format="1" text:display-levels="8">
        <style:list-level-properties text:min-label-width="1in"/>
      </text:outline-level-style>
      <text:outline-level-style text:level="9" style:num-format="1" text:display-levels="9">
        <style:list-level-properties text:min-label-width="1.0984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WW8Num1">
      <text:list-level-style-number text:level="1" text:style-name="WW8Num1z0" style:num-suffix="." style:num-format="1">
        <style:list-level-properties text:min-label-width="0.5902in"/>
      </text:list-level-style-number>
      <text:list-level-style-number text:level="2" text:style-name="WW8Num1z0" style:num-format="1" text:display-levels="2">
        <style:list-level-properties text:space-before="0.5902in" text:min-label-width="0.6898in"/>
      </text:list-level-style-number>
      <text:list-level-style-number text:level="3" style:num-format="1" text:display-levels="3">
        <style:list-level-properties text:space-before="1.2799in" text:min-label-width="0.689in"/>
      </text:list-level-style-number>
      <text:list-level-style-number text:level="4" style:num-format="1" text:display-levels="4">
        <style:list-level-properties text:space-before="1.9689in" text:min-label-width="0.7874in"/>
      </text:list-level-style-number>
      <text:list-level-style-number text:level="5" style:num-format="1" text:display-levels="5">
        <style:list-level-properties text:space-before="2.7563in" text:min-label-width="0.9846in"/>
      </text:list-level-style-number>
      <text:list-level-style-number text:level="6" style:num-format="1" text:display-levels="6">
        <style:list-level-properties text:min-label-width="0.7992in"/>
      </text:list-level-style-number>
      <text:list-level-style-number text:level="7" style:num-format="1" text:display-levels="7">
        <style:list-level-properties text:min-label-width="0.9016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0984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
        <style:list-level-properties text:space-before="0.5in" text:min-label-width="0.25in"/>
        <style:text-properties style:font-name="Wingdings 2"/>
      </text:list-level-style-bullet>
      <text:list-level-style-bullet text:level="3" text:style-name="WW8Num2z2" text:bullet-char="■">
        <style:list-level-properties text:space-before="0.75in" text:min-label-width="0.25in"/>
        <style:text-properties style:font-name="StarSymbol1"/>
      </text:list-level-style-bullet>
      <text:list-level-style-bullet text:level="4" text:style-name="WW8Num2z0" text:bullet-char="">
        <style:list-level-properties text:space-before="1in" text:min-label-width="0.25in"/>
        <style:text-properties style:font-name="Wingdings"/>
      </text:list-level-style-bullet>
      <text:list-level-style-bullet text:level="5" text:style-name="WW8Num2z1" text:bullet-char="">
        <style:list-level-properties text:space-before="1.25in" text:min-label-width="0.25in"/>
        <style:text-properties style:font-name="Wingdings 2"/>
      </text:list-level-style-bullet>
      <text:list-level-style-bullet text:level="6" text:style-name="WW8Num2z2" text:bullet-char="■">
        <style:list-level-properties text:space-before="1.5in" text:min-label-width="0.25in"/>
        <style:text-properties style:font-name="StarSymbol1"/>
      </text:list-level-style-bullet>
      <text:list-level-style-bullet text:level="7" text:style-name="WW8Num2z0" text:bullet-char="">
        <style:list-level-properties text:space-before="1.75in" text:min-label-width="0.25in"/>
        <style:text-properties style:font-name="Wingdings"/>
      </text:list-level-style-bullet>
      <text:list-level-style-bullet text:level="8" text:style-name="WW8Num2z1" text:bullet-char="">
        <style:list-level-properties text:space-before="2in" text:min-label-width="0.25in"/>
        <style:text-properties style:font-name="Wingdings 2"/>
      </text:list-level-style-bullet>
      <text:list-level-style-bullet text:level="9" text:style-name="WW8Num2z2"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4.922in" fo:margin-right="0in" fo:margin-top="0.0043in" fo:margin-bottom="0in" loext:contextual-spacing="false" fo:text-indent="0in"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2.1256in, 7.7165in, 2.9764in, 1.102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5909in" fo:margin-left="0.9846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965in" fo:margin-left="0in" fo:margin-right="0in" fo:margin-top="0.1575in" style:dynamic-spacing="true"/>
      </style:footer-style>
    </style:page-layout>
    <style:page-layout style:name="Mpm2">
      <style:page-layout-properties fo:page-width="8.2673in" fo:page-height="11.6925in" style:num-format="1" style:print-orientation="portrait" fo:margin-top="0.472in" fo:margin-bottom="0.6417in" fo:margin-left="0.9846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457in" fo:margin-left="0in" fo:margin-right="0in" fo:margin-top="0.1071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5.5555in" svg:y="-0.2311in" svg:width="0.9366in" svg:height="1.4252in" draw:z-index="3"><draw:image xlink:href="Pictures/1000000000000672000004FBBF955CF1D5EEB403.jpg" xlink:type="simple" xlink:show="embed" xlink:actuate="onLoad"/></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5.5555in" svg:y="-0.2311in" svg:width="0.9366in" svg:height="1.4252in" draw:z-index="0"><draw:image xlink:href="Pictures/1000000000000672000004FBBF955CF1D5EEB403.jpg" xlink:type="simple" xlink:show="embed" xlink:actuate="onLoad"/></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2.8992in" svg:y="-0.3543in" svg:width="3.7835in" svg:height="1.6063in" draw:z-index="4"><draw:image xlink:href="Pictures/1000000000000672000004FBBF955CF1D5EEB403.jpg" xlink:type="simple" xlink:show="embed" xlink:actuate="onLoad"/></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MOU Template</dc:title>
    <meta:creation-date>2017-03-06T00:09:30.991933919</meta:creation-date>
    <dc:language>en-ZA</dc:language>
    <meta:editing-cycles>57</meta:editing-cycles>
    <meta:editing-duration>P1DT8H37M54S</meta:editing-duration>
    <meta:initial-creator>Tarek Loubani</meta:initial-creator>
    <dc:date>2018-05-18T10:43:29.877228491</dc:date>
    <meta:document-statistic meta:table-count="0" meta:image-count="3" meta:object-count="0" meta:page-count="5" meta:paragraph-count="81" meta:word-count="839" meta:character-count="5268" meta:non-whitespace-character-count="4548"/>
    <meta:user-defined meta:name="Info 1"/>
    <meta:user-defined meta:name="Info 2"/>
    <meta:user-defined meta:name="Info 3"/>
    <meta:user-defined meta:name="Info 4"/>
  </office:meta>
</office:document-meta>
</file>